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64c8b" officeooo:paragraph-rsid="00864c8b" style:font-weight-asian="bold" style:font-weight-complex="bold"/>
    </style:style>
    <style:style style:name="P4" style:family="paragraph" style:parent-style-name="Text_20_body">
      <style:text-properties officeooo:rsid="00864c8b" officeooo:paragraph-rsid="00864c8b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0" style:family="paragraph" style:parent-style-name="Text_20_body">
      <style:text-properties style:text-position="0% 100%" officeooo:rsid="0091f8c0" officeooo:paragraph-rsid="0091f8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ef8a9" style:font-weight-asian="bold" style:font-weight-complex="bold"/>
    </style:style>
    <style:style style:name="T3" style:family="text">
      <style:text-properties fo:font-weight="bold" officeooo:rsid="00902f54" style:font-weight-asian="bold" style:font-weight-complex="bold"/>
    </style:style>
    <style:style style:name="T4" style:family="text">
      <style:text-properties officeooo:rsid="00892209"/>
    </style:style>
    <style:style style:name="T5" style:family="text">
      <style:text-properties officeooo:rsid="008b0f04"/>
    </style:style>
    <style:style style:name="T6" style:family="text">
      <style:text-properties officeooo:rsid="008c9d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a1" table:style-name="Tabla1">
        <table:table-column table:style-name="Tabla1.A"/>
        <table:table-column table:style-name="Tabla1.B"/>
        <table:table-row table:style-name="TableLine2605204519648">
          <table:table-cell table:style-name="Tabla1.A1" office:value-type="string">
            <text:p text:style-name="P7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5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Standard"/>
      <text:p text:style-name="P3">Software dun sistema informático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605624534800">
          <table:table-cell table:style-name="Tabla4.A1" office:value-type="string">
            <text:p text:style-name="P8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<text:span text:style-name="T6">4</text:span>. Indica os requisitos <text:span text:style-name="T4">mínimos</text:span> para instalar o sistema <text:span text:style-name="T5">Debian 11 (Bullseye) en arquitecturas ARM</text:span></text:p>
          </table:table-cell>
        </table:table-row>
        <table:table-row table:style-name="TableLine2605624534528">
          <table:table-cell table:style-name="Tabla4.A2" table:number-columns-spanned="2" office:value-type="string">
            <text:p text:style-name="P6">Resposta</text:p>
          </table:table-cell>
          <table:covered-table-cell/>
        </table:table-row>
        <table:table-row table:style-name="TableLine2605624538064">
          <table:table-cell table:style-name="Tabla4.A3" table:number-columns-spanned="2" office:value-type="string">
            <text:p text:style-name="P10">Sin escritorio:</text:p>
            <text:p text:style-name="P10">256 MB RAM</text:p>
            <text:p text:style-name="P10">2GB Hard drive</text:p>
            <text:p text:style-name="P10"/>
            <text:p text:style-name="P10">Con escritorio:</text:p>
            <text:p text:style-name="P10">1GB RAM</text:p>
            <text:p text:style-name="P10">10GB Hard drive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0-17T17:48:54.733000000</dc:date>
    <meta:editing-duration>PT10H7M29S</meta:editing-duration>
    <meta:editing-cycles>188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4" meta:word-count="41" meta:character-count="255" meta:non-whitespace-character-count="223"/>
  </office:meta>
</office:document-meta>
</file>